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SansPro-Bold" svg:font-family="SourceSansPro-Bold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44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cm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fo:min-height="2.413cm"/>
    </style:style>
    <style:style style:name="pr4" style:family="presentation" style:parent-style-name="Midnightblue1-outline1">
      <style:graphic-properties fo:min-height="5.25cm"/>
    </style:style>
    <style:style style:name="pr5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</style:style>
    <style:style style:name="P4" style:family="paragraph">
      <loext:graphic-properties draw:fill="none" draw:fill-color="#ffffff"/>
    </style:style>
    <style:style style:name="T1" style:family="text">
      <style:text-properties style:font-name="SourceSansPro-Bold" fo:font-size="20pt" fo:font-weight="bold" style:font-name-asian="SourceSansPro-Bold" style:font-size-asian="12pt" style:font-weight-asian="bold" style:font-name-complex="SourceSansPro-Bold" style:font-size-complex="12pt" style:font-weight-complex="bold"/>
    </style:style>
    <style:style style:name="T2" style:family="text">
      <style:text-properties fo:font-size="20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1.689cm" svg:x="1cm" svg:y="6.306cm" presentation:class="subtitle" presentation:user-transformed="true">
          <draw:text-box>
            <text:p>AgonômoBot: um ChatBot para exibição de dados de uma RSSK EKO aplicado em agricultura de precissão</text:p>
            <text:p/>
            <text:p>Deyvison Bruno Morais de Abreu</text:p>
            <text:p>Ícaro Ramires Costa de Souza</text:p>
            <text:p>Igo Romero Costa de Souza</text:p>
            <text:p>Leonardo Barreto Campos</text:p>
            <text:p>Carlos Eduardo Cugnasca</text:p>
            <text:p/>
            <text:p>Apresentado no XI Congresso Brasileiro de Agroinformática 2017</text:p>
            <text:p/>
            <text:p/>
          </draw:text-box>
        </draw:frame>
        <draw:frame draw:style-name="gr1" draw:text-style-name="P3" draw:layer="layout" svg:width="23.917cm" svg:height="4.697cm" svg:x="1cm" svg:y="0.8cm">
          <draw:text-box>
            <text:p text:style-name="P2"><text:span text:style-name="T1">Faculdade IBRATEC</text:span></text:p>
            <text:p text:style-name="P2"><text:span text:style-name="T1">Pós-Graduação em Inteligência Artificial com Ênfase em Ciência dos Dados</text:span></text:p>
            <text:p text:style-name="P2"><text:span text:style-name="T1">Disciplina: Internet of Things</text:span></text:p>
            <text:p text:style-name="P2"><text:span text:style-name="T1">Professor: Cláudio Pereira</text:span></text:p>
            <text:p text:style-name="P2"><text:span text:style-name="T1">Alunos: Marcello de Lira Meira e Suedy Ferreira Leuthi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3" draw:layer="layout" svg:width="26cm" svg:height="2.663cm" svg:x="1cm" svg:y="1cm" presentation:class="title" presentation:user-transformed="true">
          <draw:text-box>
            <text:p>Proposta do artigo</text:p>
          </draw:text-box>
        </draw:frame>
        <draw:frame presentation:style-name="pr4" draw:layer="layout" svg:width="26cm" svg:height="9cm" svg:x="1cm" svg:y="4.2cm" presentation:class="outline" presentation:user-transformed="true">
          <draw:text-box>
            <text:list text:style-name="L2">
              <text:list-item>
                <text:p>Criação de um ChatBot para interação com usuários através da recuperação de informações geradas por sensores e utilização do software de mensageria Telegram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1" presentation:presentation-page-layout-name="AL2T1">
        <office:forms form:automatic-focus="false" form:apply-design-mode="false"/>
        <draw:frame presentation:style-name="pr3" draw:layer="layout" svg:width="26cm" svg:height="2.663cm" svg:x="1cm" svg:y="0.3cm" presentation:class="title" presentation:user-transformed="true">
          <draw:text-box>
            <text:p>Exposição da proposta do artigo</text:p>
          </draw:text-box>
        </draw:frame>
        <draw:frame presentation:style-name="pr4" draw:layer="layout" svg:width="26cm" svg:height="16cm" svg:x="1cm" svg:y="3.4cm" presentation:class="outline" presentation:user-transformed="true">
          <draw:text-box>
            <text:list text:style-name="L2">
              <text:list-item>
                <text:p>Utilizando a API do Telegram foi desenvolvido o agente AgrônomoBot com o objetivo de promover a interação entre pessoas e destas com os dados coletados pelos sensores de uma Rede de Sensores Sem Fio (RSSF) EKO.</text:p>
              </text:list-item>
              <text:list-item>
                <text:p>A API Bot Telegram permite a criação de Bots capazes de conectar ao Telegram. Telegram Bots são contas especiais que não exigem número de telefone adiconal para configurar. Essa contas servem como uma interface para o código em execução em algum lugar em qualquer servidor criado para este fim. </text:p>
              </text:list-item>
              <text:list-item>
                <text:p>O agente AgrônomoBot opera em um servidor Web e utiliza um token fornecido pela própria API do Telegram atuando com um identificador específico do Bot. É através dele que a API sabe reconhecer o Bot e processar as instruções executadas. Por ser orientado a Regra, o AgrônomoBot funciona através de comandos específicos ou palavras chaves. <text:tab/>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1" presentation:presentation-page-layout-name="AL2T1">
        <office:forms form:automatic-focus="false" form:apply-design-mode="false"/>
        <draw:frame presentation:style-name="pr3" draw:layer="layout" svg:width="26cm" svg:height="2.663cm" svg:x="1cm" svg:y="0.3cm" presentation:class="title" presentation:user-transformed="true">
          <draw:text-box>
            <text:p>Exposição da proposta do artigo</text:p>
          </draw:text-box>
        </draw:frame>
        <draw:frame presentation:style-name="pr4" draw:layer="layout" svg:width="26cm" svg:height="16cm" svg:x="1cm" svg:y="3.4cm" presentation:class="outline" presentation:user-transformed="true">
          <draw:text-box>
            <text:list text:style-name="L2">
              <text:list-item>
                <text:p><text:s text:c="3"/></text:p>
              </text:list-item>
            </text:list>
          </draw:text-box>
        </draw:frame>
        <draw:frame presentation:style-name="pr4" draw:layer="layout" svg:width="26cm" svg:height="16cm" svg:x="1cm" svg:y="3.4cm" presentation:class="outline" presentation:user-transformed="true">
          <draw:text-box>
            <text:list text:style-name="L2">
              <text:list-item>
                <text:p><text:s text:c="3"/></text:p>
              </text:list-item>
            </text:list>
          </draw:text-box>
        </draw:frame>
        <draw:frame draw:style-name="gr3" draw:text-style-name="P4" draw:layer="layout" svg:width="23.4cm" svg:height="15.6cm" svg:x="2.4cm" svg:y="3.4cm">
          <draw:text-box>
            <text:p><text:span text:style-name="T2">Os usuários do Telegram podem iniciar uma conversa como o AgrônomoBot e através de regras definidas interagir com o ChatBot e obter informações ambientais como a temperatura e umidade do ar da RSSF.</text:span></text:p>
            <text:p/>
            <text:p><text:span text:style-name="T2">As regras definidas são:</text:span></text:p>
            <text:p/>
            <text:p><text:span text:style-name="T2">- /start é aplicado assim que inicia o chat e na tela principal apresenta ao usuário quem é o AgrônomoBot (tela de boas-vindas);</text:span></text:p>
            <text:p><text:span text:style-name="T2">- /help apresenta o conjunto de regras;</text:span></text:p>
            <text:p><text:span text:style-name="T2">- /no get &lt;número&gt; retorna informações do sensor de número &lt;número&gt;; e</text:span></text:p>
            <text:p><text:span text:style-name="T2">- /sensor get &lt;modelo&gt; retorna informações do sensor identificado por &lt;modelo&gt; 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SansPro-Bold" svg:font-family="SourceSansPro-Bold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09:53:02.879000000</meta:creation-date>
    <meta:editing-duration>PT1H2M14S</meta:editing-duration>
    <meta:editing-cycles>24</meta:editing-cycles>
    <meta:generator>LibreOffice/5.4.4.2$Windows_X86_64 LibreOffice_project/2524958677847fb3bb44820e40380acbe820f960</meta:generator>
    <dc:date>2018-12-15T11:17:08.077000000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